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these two questions:</text:p>
      <text:list text:style-name="L6">
        <text:list-item>
          <text:p text:style-name="P10">Does value <text:span text:style-name="CharTok">'w'</text:span> occur in both arrays (true/false)?</text:p>
        </text:list-item>
        <text:list-item>
          <text:p text:style-name="P10">What is the first value that occurs in both arrays (searching left to right)? If these is no match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should not crash and should still produce correct result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array value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these two arrays, such that the resulting array contains the following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7Z</meta:creation-date>
    <dc:date>2021-06-22T00:22:27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